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62c2b" officeooo:paragraph-rsid="00162c2b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gr1" style:family="graphic">
      <style:graphic-properties draw:stroke="solid" svg:stroke-color="#000000" draw:fill="solid" draw:fill-color="#00b8ff" fo:min-height="0.1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00b8ff" fo:min-height="0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SM_examples</text:p>
      <text:p text:style-name="P1"/>
      <text:p text:style-name="P1">This module provides some basic FSM examples to check the validity of algorithm.</text:p>
      <text:p text:style-name="P1"/>
      <text:p text:style-name="P1">The provided examples are the following :</text:p>
      <text:p text:style-name="P1"/>
      <text:p text:style-name="P1"><draw:frame text:anchor-type="paragraph" draw:z-index="0" draw:style-name="gr1" draw:text-style-name="P2" svg:width="0.2004in" svg:height="0.1303in" svg:x="3.25in" svg:y="0.1299in"><draw:text-box><text:p text:style-name="P2"><text:s/></text:p></draw:text-box></draw:frame>Tree</text:p>
      <text:p text:style-name="P1"><draw:frame text:anchor-type="paragraph" draw:z-index="2" draw:style-name="gr1" draw:text-style-name="P2" svg:width="0.2004in" svg:height="0.1303in" svg:x="3.25in" svg:y="0.4in"><draw:text-box><text:p text:style-name="P3"><text:span text:style-name="T1">1</text:span></text:p></draw:text-box></draw:frame><draw:frame text:anchor-type="paragraph" draw:z-index="1" draw:style-name="gr1" draw:text-style-name="P2" svg:width="0.2004in" svg:height="0.1303in" svg:x="1in" svg:y="0.4in"><draw:text-box><text:p text:style-name="P3"><text:span text:style-name="T1">0</text:span></text:p></draw:text-box></draw:frame><draw:frame text:anchor-type="paragraph" draw:z-index="3" draw:style-name="gr1" draw:text-style-name="P2" svg:width="0.2004in" svg:height="0.1303in" svg:x="5.5in" svg:y="0.4in"><draw:text-box><text:p text:style-name="P3"><text:span text:style-name="T1">2</text:span></text:p></draw:text-box></draw:frame></text:p>
      <text:p text:style-name="P1"><draw:frame text:anchor-type="paragraph" draw:z-index="15" draw:style-name="gr1" draw:text-style-name="P2" svg:width="0.2004in" svg:height="0.1303in" svg:x="0.5in" svg:y="1.7299in"><draw:text-box><text:p text:style-name="P3"><text:span text:style-name="T1">002</text:span></text:p></draw:text-box></draw:frame><draw:frame text:anchor-type="paragraph" draw:z-index="17" draw:style-name="gr1" draw:text-style-name="P2" svg:width="0.2004in" svg:height="0.1303in" svg:x="1in" svg:y="1.7299in"><draw:text-box><text:p text:style-name="P3"><text:span text:style-name="T1">011</text:span></text:p></draw:text-box></draw:frame><draw:frame text:anchor-type="paragraph" draw:z-index="18" draw:style-name="gr1" draw:text-style-name="P2" svg:width="0.2004in" svg:height="0.1303in" svg:x="1.25in" svg:y="1.7299in"><draw:text-box><text:p text:style-name="P3"><text:span text:style-name="T1">012</text:span></text:p></draw:text-box></draw:frame><draw:frame text:anchor-type="paragraph" draw:z-index="19" draw:style-name="gr1" draw:text-style-name="P2" svg:width="0.2004in" svg:height="0.1303in" svg:x="1.5in" svg:y="1.7299in"><draw:text-box><text:p text:style-name="P3"><text:span text:style-name="T1">020</text:span></text:p></draw:text-box></draw:frame><draw:frame text:anchor-type="paragraph" draw:z-index="20" draw:style-name="gr1" draw:text-style-name="P2" svg:width="0.2004in" svg:height="0.1303in" svg:x="1.75in" svg:y="1.7299in"><draw:text-box><text:p text:style-name="P3"><text:span text:style-name="T1">021</text:span></text:p></draw:text-box></draw:frame><draw:frame text:anchor-type="paragraph" draw:z-index="22" draw:style-name="gr1" draw:text-style-name="P2" svg:width="0.2004in" svg:height="0.1303in" svg:x="2.5in" svg:y="1.7299in"><draw:text-box><text:p text:style-name="P3"><text:span text:style-name="T1">101</text:span></text:p></draw:text-box></draw:frame><draw:frame text:anchor-type="paragraph" draw:z-index="23" draw:style-name="gr1" draw:text-style-name="P2" svg:width="0.2004in" svg:height="0.1303in" svg:x="2.25in" svg:y="1.7299in"><draw:text-box><text:p text:style-name="P3"><text:span text:style-name="T1">100</text:span></text:p></draw:text-box></draw:frame><draw:frame text:anchor-type="paragraph" draw:z-index="13" draw:style-name="gr1" draw:text-style-name="P2" svg:width="0.2004in" svg:height="0.1303in" svg:x="0.25in" svg:y="1.7299in"><draw:text-box><text:p text:style-name="P3"><text:span text:style-name="T1">001</text:span></text:p></draw:text-box></draw:frame><draw:frame text:anchor-type="paragraph" draw:z-index="14" draw:style-name="gr2" draw:text-style-name="P2" svg:width="0.2039in" svg:height="0.1295in" svg:x="0in" svg:y="1.7299in"><draw:text-box><text:p text:style-name="P3"><text:span text:style-name="T1">000</text:span></text:p></draw:text-box></draw:frame><draw:frame text:anchor-type="paragraph" draw:z-index="16" draw:style-name="gr1" draw:text-style-name="P2" svg:width="0.2004in" svg:height="0.1303in" svg:x="0.75in" svg:y="1.7299in"><draw:text-box><text:p text:style-name="P3"><text:span text:style-name="T1">010</text:span></text:p></draw:text-box></draw:frame><draw:frame text:anchor-type="paragraph" draw:z-index="21" draw:style-name="gr1" draw:text-style-name="P2" svg:width="0.2004in" svg:height="0.1303in" svg:x="2in" svg:y="1.7299in"><draw:text-box><text:p text:style-name="P3"><text:span text:style-name="T1">022</text:span></text:p></draw:text-box></draw:frame><draw:frame text:anchor-type="paragraph" draw:z-index="24" draw:style-name="gr1" draw:text-style-name="P2" svg:width="0.2004in" svg:height="0.1303in" svg:x="2.75in" svg:y="1.7299in"><draw:text-box><text:p text:style-name="P3"><text:span text:style-name="T1">102</text:span></text:p></draw:text-box></draw:frame><draw:frame text:anchor-type="paragraph" draw:z-index="25" draw:style-name="gr1" draw:text-style-name="P2" svg:width="0.2004in" svg:height="0.1303in" svg:x="3in" svg:y="1.7299in"><draw:text-box><text:p text:style-name="P3"><text:span text:style-name="T1">110</text:span></text:p></draw:text-box></draw:frame><draw:frame text:anchor-type="paragraph" draw:z-index="26" draw:style-name="gr1" draw:text-style-name="P2" svg:width="0.2004in" svg:height="0.1303in" svg:x="3.25in" svg:y="1.7299in"><draw:text-box><text:p text:style-name="P3"><text:span text:style-name="T1">111</text:span></text:p></draw:text-box></draw:frame><draw:frame text:anchor-type="paragraph" draw:z-index="27" draw:style-name="gr1" draw:text-style-name="P2" svg:width="0.2004in" svg:height="0.1303in" svg:x="3.5in" svg:y="1.7299in"><draw:text-box><text:p text:style-name="P3"><text:span text:style-name="T1">112</text:span></text:p></draw:text-box></draw:frame><draw:frame text:anchor-type="paragraph" draw:z-index="28" draw:style-name="gr1" draw:text-style-name="P2" svg:width="0.2004in" svg:height="0.1303in" svg:x="3.75in" svg:y="1.7299in"><draw:text-box><text:p text:style-name="P3"><text:span text:style-name="T1">120</text:span></text:p></draw:text-box></draw:frame><draw:frame text:anchor-type="paragraph" draw:z-index="29" draw:style-name="gr1" draw:text-style-name="P2" svg:width="0.2004in" svg:height="0.1303in" svg:x="4in" svg:y="1.7299in"><draw:text-box><text:p text:style-name="P3"><text:span text:style-name="T1">121</text:span></text:p></draw:text-box></draw:frame><draw:frame text:anchor-type="paragraph" draw:z-index="30" draw:style-name="gr1" draw:text-style-name="P2" svg:width="0.2004in" svg:height="0.1303in" svg:x="4.25in" svg:y="1.7299in"><draw:text-box><text:p text:style-name="P3"><text:span text:style-name="T1">122</text:span></text:p></draw:text-box></draw:frame><draw:frame text:anchor-type="paragraph" draw:z-index="31" draw:style-name="gr1" draw:text-style-name="P2" svg:width="0.2004in" svg:height="0.1303in" svg:x="4.5in" svg:y="1.7299in"><draw:text-box><text:p text:style-name="P3"><text:span text:style-name="T1">200</text:span></text:p></draw:text-box></draw:frame><draw:frame text:anchor-type="paragraph" draw:z-index="32" draw:style-name="gr1" draw:text-style-name="P2" svg:width="0.2004in" svg:height="0.1303in" svg:x="4.75in" svg:y="1.7299in"><draw:text-box><text:p text:style-name="P3"><text:span text:style-name="T1">201</text:span></text:p></draw:text-box></draw:frame><draw:frame text:anchor-type="paragraph" draw:z-index="33" draw:style-name="gr1" draw:text-style-name="P2" svg:width="0.2004in" svg:height="0.1303in" svg:x="5in" svg:y="1.7299in"><draw:text-box><text:p text:style-name="P3"><text:span text:style-name="T1">202</text:span></text:p></draw:text-box></draw:frame><draw:frame text:anchor-type="paragraph" draw:z-index="34" draw:style-name="gr1" draw:text-style-name="P2" svg:width="0.2004in" svg:height="0.1303in" svg:x="5.25in" svg:y="1.7299in"><draw:text-box><text:p text:style-name="P3"><text:span text:style-name="T1">210</text:span></text:p></draw:text-box></draw:frame><draw:frame text:anchor-type="paragraph" draw:z-index="35" draw:style-name="gr1" draw:text-style-name="P2" svg:width="0.2004in" svg:height="0.1303in" svg:x="5.5in" svg:y="1.7299in"><draw:text-box><text:p text:style-name="P3"><text:span text:style-name="T1">211</text:span></text:p></draw:text-box></draw:frame><draw:frame text:anchor-type="paragraph" draw:z-index="36" draw:style-name="gr1" draw:text-style-name="P2" svg:width="0.2004in" svg:height="0.1303in" svg:x="5.75in" svg:y="1.7299in"><draw:text-box><text:p text:style-name="P3"><text:span text:style-name="T1">212</text:span></text:p></draw:text-box></draw:frame><draw:frame text:anchor-type="paragraph" draw:z-index="37" draw:style-name="gr1" draw:text-style-name="P2" svg:width="0.2004in" svg:height="0.1303in" svg:x="6in" svg:y="1.7299in"><draw:text-box><text:p text:style-name="P3"><text:span text:style-name="T1">220</text:span></text:p></draw:text-box></draw:frame><draw:frame text:anchor-type="paragraph" draw:z-index="38" draw:style-name="gr1" draw:text-style-name="P2" svg:width="0.2004in" svg:height="0.1303in" svg:x="6.25in" svg:y="1.7299in"><draw:text-box><text:p text:style-name="P3"><text:span text:style-name="T1">221</text:span></text:p></draw:text-box></draw:frame><draw:frame text:anchor-type="paragraph" draw:z-index="39" draw:style-name="gr1" draw:text-style-name="P2" svg:width="0.2004in" svg:height="0.1303in" svg:x="6.5in" svg:y="1.7299in"><draw:text-box><text:p text:style-name="P3"><text:span text:style-name="T1">222</text:span></text:p></draw:text-box></draw:frame><draw:frame text:anchor-type="paragraph" draw:z-index="4" draw:style-name="gr1" draw:text-style-name="P2" svg:width="0.2004in" svg:height="0.1303in" svg:x="0.25in" svg:y="0.8in"><draw:text-box><text:p text:style-name="P3"><text:span text:style-name="T1">00</text:span></text:p></draw:text-box></draw:frame><draw:frame text:anchor-type="paragraph" draw:z-index="5" draw:style-name="gr1" draw:text-style-name="P2" svg:width="0.2004in" svg:height="0.1303in" svg:x="1in" svg:y="0.8in"><draw:text-box><text:p text:style-name="P3"><text:span text:style-name="T1">01</text:span></text:p></draw:text-box></draw:frame><draw:frame text:anchor-type="paragraph" draw:z-index="6" draw:style-name="gr1" draw:text-style-name="P2" svg:width="0.2004in" svg:height="0.1303in" svg:x="1.75in" svg:y="0.8in"><draw:text-box><text:p text:style-name="P3"><text:span text:style-name="T1">02</text:span></text:p></draw:text-box></draw:frame><draw:frame text:anchor-type="paragraph" draw:z-index="7" draw:style-name="gr1" draw:text-style-name="P2" svg:width="0.2004in" svg:height="0.1303in" svg:x="2.5in" svg:y="0.8in"><draw:text-box><text:p text:style-name="P3"><text:span text:style-name="T1">10</text:span></text:p></draw:text-box></draw:frame><draw:frame text:anchor-type="paragraph" draw:z-index="8" draw:style-name="gr1" draw:text-style-name="P2" svg:width="0.2004in" svg:height="0.1303in" svg:x="3.25in" svg:y="0.8in"><draw:text-box><text:p text:style-name="P3"><text:span text:style-name="T1">11</text:span></text:p></draw:text-box></draw:frame><draw:frame text:anchor-type="paragraph" draw:z-index="9" draw:style-name="gr1" draw:text-style-name="P2" svg:width="0.2004in" svg:height="0.1303in" svg:x="4in" svg:y="0.8in"><draw:text-box><text:p text:style-name="P3"><text:span text:style-name="T1">12</text:span></text:p></draw:text-box></draw:frame><draw:frame text:anchor-type="paragraph" draw:z-index="10" draw:style-name="gr1" draw:text-style-name="P2" svg:width="0.2004in" svg:height="0.1303in" svg:x="4.75in" svg:y="0.8in"><draw:text-box><text:p text:style-name="P3"><text:span text:style-name="T1">20</text:span></text:p></draw:text-box></draw:frame><draw:frame text:anchor-type="paragraph" draw:z-index="11" draw:style-name="gr1" draw:text-style-name="P2" svg:width="0.2004in" svg:height="0.1303in" svg:x="5.5in" svg:y="0.8in"><draw:text-box><text:p text:style-name="P3"><text:span text:style-name="T1">21</text:span></text:p></draw:text-box></draw:frame><draw:frame text:anchor-type="paragraph" draw:z-index="12" draw:style-name="gr1" draw:text-style-name="P2" svg:width="0.2004in" svg:height="0.1303in" svg:x="6.25in" svg:y="0.8in"><draw:text-box><text:p text:style-name="P3"><text:span text:style-name="T1">22</text:span>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1131 902" svg:d="m564 0-564 902h113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18:56:08</meta:creation-date>
    <dc:date>2013-10-08T19:30:46</dc:date>
    <meta:editing-duration>PT17M34S</meta:editing-duration>
    <meta:editing-cycles>15</meta:editing-cycles>
    <meta:generator>LibreOffice/3.6$Linux_X86_64 LibreOffice_project/360m1$Build-2</meta:generator>
    <meta:document-statistic meta:table-count="0" meta:image-count="0" meta:object-count="0" meta:page-count="1" meta:paragraph-count="4" meta:word-count="22" meta:character-count="137" meta:non-whitespace-character-count="119"/>
  </office:meta>
</office:document-meta>
</file>